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background-color="#d4d4d4" loext:char-shading-value="0" style:font-size-asian="10pt"/>
    </style:style>
    <style:style style:name="T7" style:family="text">
      <style:text-properties fo:color="#000000" style:font-name="Monospace" fo:font-size="10pt" fo:background-color="#f0d8a8" loext:char-shading-value="0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642880" style:font-name="Monospace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*</text:span></text:p>
      <text:p text:style-name="P1"><text:span text:style-name="T1"><text:s/>============================================================================</text:span></text:p>
      <text:p text:style-name="P1"><text:span text:style-name="T1"><text:s/>Name <text:s text:c="7"/>: Clase2.c</text:span></text:p>
      <text:p text:style-name="P1"><text:span text:style-name="T1"><text:s/>Author <text:s text:c="5"/>: joariel93</text:span></text:p>
      <text:p text:style-name="P1"><text:span text:style-name="T1"><text:s/>Version <text:s text:c="4"/>:</text:span></text:p>
      <text:p text:style-name="P1"><text:span text:style-name="T1"><text:s/>Copyright <text:s text:c="2"/>: GLP 3</text:span></text:p>
      <text:p text:style-name="P1"><text:span text:style-name="T1"><text:s/>Description : </text:span><text:span text:style-name="T2">Clase</text:span><text:span text:style-name="T1"> 2 </text:span><text:span text:style-name="T2">primeros</text:span><text:span text:style-name="T1"> </text:span><text:span text:style-name="T2">algoritmos</text:span></text:p>
      <text:p text:style-name="P1"><text:span text:style-name="T1"><text:s/>============================================================================</text:span></text:p>
      <text:p text:style-name="P1"><text:span text:style-name="T1"><text:s/>*/</text:span></text:p>
      <text:p text:style-name="P2"/>
      <text:p text:style-name="P1"><text:span text:style-name="T3">#include</text:span><text:span text:style-name="T4"> </text:span><text:span text:style-name="T8">&lt;stdio.h&gt;</text:span></text:p>
      <text:p text:style-name="P1"><text:span text:style-name="T3">#include</text:span><text:span text:style-name="T4"> </text:span><text:span text:style-name="T8">&lt;stdlib.h&gt;</text:span></text:p>
      <text:p text:style-name="P2"/>
      <text:p text:style-name="P1"><text:span text:style-name="T3">int</text:span><text:span text:style-name="T4"> </text:span><text:span text:style-name="T5">main</text:span><text:span text:style-name="T4">(</text:span><text:span text:style-name="T3">void</text:span><text:span text:style-name="T4">) {</text:span></text:p>
      <text:p text:style-name="P1"><text:span text:style-name="T4"><text:tab/></text:span><text:span text:style-name="T3">int</text:span><text:span text:style-name="T4"> </text:span><text:span text:style-name="T6">numero</text:span><text:span text:style-name="T4">;</text:span></text:p>
      <text:p text:style-name="P1"><text:span text:style-name="T4"><text:tab/></text:span><text:span text:style-name="T3">float</text:span><text:span text:style-name="T4"> valor;</text:span></text:p>
      <text:p text:style-name="P2"/>
      <text:p text:style-name="P1"><text:span text:style-name="T4"><text:tab/></text:span><text:span text:style-name="T10">printf</text:span><text:span text:style-name="T4">(</text:span><text:span text:style-name="T8">"</text:span><text:span text:style-name="T9">Ingrese</text:span><text:span text:style-name="T8"> </text:span><text:span text:style-name="T9">un</text:span><text:span text:style-name="T8"> </text:span><text:span text:style-name="T9">numero</text:span><text:span text:style-name="T8">: "</text:span><text:span text:style-name="T4">);</text:span></text:p>
      <text:p text:style-name="P1"><text:span text:style-name="T4"><text:tab/></text:span><text:span text:style-name="T10">scanf</text:span><text:span text:style-name="T4">(</text:span><text:span text:style-name="T8">"%d"</text:span><text:span text:style-name="T4">,&amp;</text:span><text:span text:style-name="T7">numero</text:span><text:span text:style-name="T4">);</text:span></text:p>
      <text:p text:style-name="P1"><text:span text:style-name="T4">valor=</text:span><text:span text:style-name="T6">numero</text:span><text:span text:style-name="T4">*0.5;</text:span></text:p>
      <text:p text:style-name="P2"/>
      <text:p text:style-name="P1"><text:span text:style-name="T4"><text:tab/></text:span><text:span text:style-name="T10">printf</text:span><text:span text:style-name="T4">(</text:span><text:span text:style-name="T8">"</text:span><text:span text:style-name="T9">La</text:span><text:span text:style-name="T8"> </text:span><text:span text:style-name="T9">mitad</text:span><text:span text:style-name="T8"> </text:span><text:span text:style-name="T9">del</text:span><text:span text:style-name="T8"> </text:span><text:span text:style-name="T9">numero</text:span><text:span text:style-name="T8"> <text:s/></text:span><text:span text:style-name="T9">ingresado</text:span><text:span text:style-name="T8"> </text:span><text:span text:style-name="T9">es</text:span><text:span text:style-name="T8">: %f"</text:span><text:span text:style-name="T4">,valor);</text:span></text:p>
      <text:p text:style-name="Standard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8:51:16.708823856</meta:creation-date>
    <dc:date>2019-08-22T18:51:57.035385014</dc:date>
    <meta:editing-duration>PT42S</meta:editing-duration>
    <meta:editing-cycles>1</meta:editing-cycles>
    <meta:document-statistic meta:table-count="0" meta:image-count="0" meta:object-count="0" meta:page-count="1" meta:paragraph-count="19" meta:word-count="47" meta:character-count="485" meta:non-whitespace-character-count="425"/>
    <meta:generator>LibreOffice/5.2.7.2$Linux_X86_64 LibreOffice_project/20m0$Build-2</meta:generator>
  </office:meta>
</office:document-meta>
</file>